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table:style-name="ce1" office:value-type="string" calcext:value-type="string">
            <text:p>suede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2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nel1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bb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llowvisor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darkmatter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microchipsqua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1x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botdi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otvacuum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ckho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anetaryring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larfla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lyester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table:style-name="ce1" office:value-type="string" calcext:value-type="string">
            <text:p>nylon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o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morningbreath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office:value-type="string" calcext:value-type="string">
            <text:p>astroblac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lipsecharco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item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acegra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oidbl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snackpackchocolate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eveningbreath</text:p>
          </table:table-cell>
          <table:table-cell office:value-type="string" calcext:value-type="string">
            <text:p>y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15:41:10.639378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14:43:33.605015062</meta:creation-date>
    <dc:date>2026-04-30T19:21:42.408258579</dc:date>
    <meta:editing-duration>PT4H33M47S</meta:editing-duration>
    <meta:editing-cycles>29</meta:editing-cycles>
    <meta:generator>LibreOffice/24.2.7.2$Linux_X86_64 LibreOffice_project/420$Build-2</meta:generator>
    <meta:document-statistic meta:table-count="1" meta:cell-count="78" meta:object-count="0"/>
  </office:meta>
</office:document-meta>
</file>